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e809" officeooo:paragraph-rsid="0010e809" style:language-asian="zh" style:country-asian="CN"/>
    </style:style>
    <style:style style:name="P2" style:family="paragraph" style:parent-style-name="Standard">
      <style:paragraph-properties fo:text-align="start" style:justify-single-word="false"/>
      <style:text-properties officeooo:rsid="0010e809" officeooo:paragraph-rsid="0010e809" style:language-asian="zh" style:country-asian="CN"/>
    </style:style>
    <style:style style:name="P3" style:family="paragraph" style:parent-style-name="Standard">
      <style:text-properties fo:font-weight="bold" officeooo:rsid="0010e809" officeooo:paragraph-rsid="0010e809" style:language-asian="zh" style:country-asian="CN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e809" officeooo:paragraph-rsid="0010e809" style:language-asian="zh" style:country-asian="CN" style:font-weight-asian="bold" style:font-weight-complex="bold"/>
    </style:style>
    <style:style style:name="P5" style:family="paragraph" style:parent-style-name="Standard">
      <style:text-properties fo:font-size="16pt" fo:font-weight="bold" officeooo:rsid="000f635b" officeooo:paragraph-rsid="000f635b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lendar日历类</text:p>
      <text:p text:style-name="P3">创建个Calendar对象</text:p>
      <text:p text:style-name="P4">Calendar ca=Calendar.getInstance();</text:p>
      <text:p text:style-name="P2"><text:tab/><text:tab/>//System.out.println(ca);</text:p>
      <text:p text:style-name="P2"><text:tab/><text:tab/><text:span text:style-name="T1">//获得年</text:span></text:p>
      <text:p text:style-name="P2"><text:tab/><text:tab/>int year=ca.get(Calendar.YEAR);</text:p>
      <text:p text:style-name="P2"><text:s text:c="22"/><text:span text:style-name="T1">//获得月</text:span></text:p>
      <text:p text:style-name="P2"><text:tab/><text:tab/>int month=ca.get(Calendar.MONTH+1);</text:p>
      <text:p text:style-name="P2"><text:tab/><text:tab/><text:span text:style-name="T1">//获得日</text:span></text:p>
      <text:p text:style-name="P2"><text:tab/><text:tab/>int day= ca.get(Calendar.DAY_OF_MONTH);</text:p>
      <text:p text:style-name="P2"><text:tab/><text:tab/><text:span text:style-name="T1">//获得小时</text:span></text:p>
      <text:p text:style-name="P2"><text:tab/><text:tab/>int hour =ca.get(Calendar.HOUR_OF_DAY);</text:p>
      <text:p text:style-name="P2"><text:tab/><text:tab/><text:span text:style-name="T1">//获得分钟</text:span></text:p>
      <text:p text:style-name="P2"><text:tab/><text:tab/>int mimute=ca.get(Calendar.MINUTE);</text:p>
      <text:p text:style-name="P2"><text:tab/><text:tab/><text:span text:style-name="T1">//获得秒</text:span></text:p>
      <text:p text:style-name="P2"><text:tab/><text:tab/>int scond=ca.get(Calendar.SECOND);</text:p>
      <text:p text:style-name="P2"><text:tab/><text:tab/>System.out.println(year+"年"+month+"月"+day+"日"+hour+"时"+mimute+"分"+scond+"秒");</text:p>
      <text:p text:style-name="P1"><text:tab/><text:tab/></text:p>
      <text:p text:style-name="P1"><text:span text:style-name="T2">//设置日历</text:span></text:p>
      <text:p text:style-name="P1"><text:tab/><text:tab/><text:span text:style-name="T1">//设置年</text:span></text:p>
      <text:p text:style-name="P1"><text:tab/><text:tab/>ca.set(Calendar.YEAR, 1999);</text:p>
      <text:p text:style-name="P1"><text:tab/><text:tab/><text:span text:style-name="T1">//设置月</text:span></text:p>
      <text:p text:style-name="P1"><text:tab/><text:tab/>ca.set(Calendar.MINUTE, 5);</text:p>
      <text:p text:style-name="P1"><text:tab/><text:tab/><text:span text:style-name="T1">//设置日</text:span></text:p>
      <text:p text:style-name="P1"><text:tab/><text:tab/>ca.set(Calendar.DAY_OF_MONTH,1);</text:p>
      <text:p text:style-name="P1"><text:tab/><text:tab/><text:span text:style-name="T1">//设置时</text:span></text:p>
      <text:p text:style-name="P1"><text:tab/><text:tab/>ca.set(Calendar.HOUR_OF_DAY,3);</text:p>
      <text:p text:style-name="P1"><text:tab/><text:tab/><text:span text:style-name="T1">//设置分</text:span></text:p>
      <text:p text:style-name="P1"><text:tab/><text:tab/>ca.set(Calendar.MINUTE,45);</text:p>
      <text:p text:style-name="P1"><text:tab/><text:tab/></text:p>
      <text:p text:style-name="P1"><text:tab/><text:tab/>System.out.println(ca);</text:p>
      <text:p text:style-name="P1"><text:tab/><text:tab/><text:span text:style-name="T1">//获得日历相关的毫秒数</text:span></text:p>
      <text:p text:style-name="P1"><text:tab/><text:tab/>long tm=ca.getTimeInMillis();</text:p>
      <text:p text:style-name="P1"><text:tab/><text:tab/>/<text:span text:style-name="T1">/转换成具体的日历</text:span></text:p>
      <text:p text:style-name="P1"><text:tab/><text:tab/>Date date=new Date(tm);</text:p>
      <text:p text:style-name="P1"><text:tab/><text:tab/><text:span text:style-name="T1">//格式化成指定格式</text:span></text:p>
      <text:p text:style-name="P1"><text:tab/><text:tab/>SimpleDateFormat sd=new SimpleDateFormat("yyyy-MM-dd");</text:p>
      <text:p text:style-name="P1"><text:tab/><text:tab/>/<text:span text:style-name="T1">/获得格式化的日期字符串</text:span></text:p>
      <text:p text:style-name="P1"><text:tab/><text:tab/>String a=sd.format(date);</text:p>
      <text:p text:style-name="P1"><text:tab/><text:tab/>System.out.println(a);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3M40S</meta:editing-duration>
    <meta:editing-cycles>4</meta:editing-cycles>
    <meta:generator>LibreOffice/5.3.0.3$Windows_X86_64 LibreOffice_project/7074905676c47b82bbcfbea1aeefc84afe1c50e1</meta:generator>
    <dc:date>2017-12-17T20:41:15.988000000</dc:date>
    <meta:document-statistic meta:table-count="0" meta:image-count="0" meta:object-count="0" meta:page-count="1" meta:paragraph-count="41" meta:word-count="151" meta:character-count="898" meta:non-whitespace-character-count="787"/>
    <meta:user-defined meta:name="Info 1"/>
    <meta:user-defined meta:name="Info 2"/>
    <meta:user-defined meta:name="Info 3"/>
    <meta:user-defined meta:name="Info 4"/>
  </office:meta>
</office:document-meta>
</file>